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65in"/>
    </style:style>
    <style:style style:name="co2" style:family="table-column">
      <style:table-column-properties fo:break-before="auto" style:column-width="0.7291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189in"/>
    </style:style>
    <style:style style:name="co5" style:family="table-column">
      <style:table-column-properties fo:break-before="auto" style:column-width="0.7138in"/>
    </style:style>
    <style:style style:name="co6" style:family="table-column">
      <style:table-column-properties fo:break-before="auto" style:column-width="1.2083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1.689in"/>
    </style:style>
    <style:style style:name="co9" style:family="table-column">
      <style:table-column-properties fo:break-before="auto" style:column-width="1.2398in"/>
    </style:style>
    <style:style style:name="co10" style:family="table-column">
      <style:table-column-properties fo:break-before="auto" style:column-width="1.3925in"/>
    </style:style>
    <style:style style:name="co11" style:family="table-column">
      <style:table-column-properties fo:break-before="auto" style:column-width="1.0311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8437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8854in"/>
    </style:style>
    <style:style style:name="co16" style:family="table-column">
      <style:table-column-properties fo:break-before="auto" style:column-width="1.4874in"/>
    </style:style>
    <style:style style:name="co17" style:family="table-column">
      <style:table-column-properties fo:break-before="auto" style:column-width="0.2189in"/>
    </style:style>
    <style:style style:name="co18" style:family="table-column">
      <style:table-column-properties fo:break-before="auto" style:column-width="1.0528in"/>
    </style:style>
    <style:style style:name="co19" style:family="table-column">
      <style:table-column-properties fo:break-before="auto" style:column-width="0.4689in"/>
    </style:style>
    <style:style style:name="co20" style:family="table-column">
      <style:table-column-properties fo:break-before="auto" style:column-width="1.0937in"/>
    </style:style>
    <style:style style:name="co21" style:family="table-column">
      <style:table-column-properties fo:break-before="auto" style:column-width="1.2291in"/>
    </style:style>
    <style:style style:name="co22" style:family="table-column">
      <style:table-column-properties fo:break-before="auto" style:column-width="0.2811in"/>
    </style:style>
    <style:style style:name="co23" style:family="table-column">
      <style:table-column-properties fo:break-before="auto" style:column-width="1.0417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fo:border-bottom="none" style:text-align-source="fix" style:repeat-content="false" fo:background-color="transparent" fo:border-left="0.028in solid #000000" fo:border-right="0.028in solid #000000" fo:border-top="0.028in solid #000000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none" style:text-align-source="fix" style:repeat-content="false" fo:border-left="0.028in solid #000000" fo:border-right="none" fo:border-top="none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none" fo:border-left="0.028in solid #000000" fo:border-right="none" fo:border-top="none"/>
    </style:style>
    <style:style style:name="ce4" style:family="table-cell" style:parent-style-name="Default" style:data-style-name="N0">
      <style:table-cell-properties fo:border-bottom="0.028in solid #000000" fo:border-left="0.028in solid #000000" fo:border-right="none" fo:border-top="none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0.028in solid #000000" fo:border-left="none" fo:border-right="none" fo:border-top="none"/>
    </style:style>
    <style:style style:name="ce8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0.028in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0" style:family="table-cell" style:parent-style-name="Default" style:data-style-name="N2">
      <style:table-cell-properties fo:border-bottom="0.028in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1" style:family="table-cell" style:parent-style-name="Default" style:data-style-name="N117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117">
      <style:table-cell-properties fo:border-bottom="0.028in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118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118">
      <style:table-cell-properties fo:border-bottom="0.028in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5" style:family="table-cell" style:parent-style-name="Default" style:data-style-name="N116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1">
      <style:table-cell-properties fo:border-bottom="0.028in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none" fo:border-left="none" fo:border-right="0.028in solid #000000" fo:border-top="none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none" fo:border-right="0.028in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0.028in solid #000000" fo:border-left="none" fo:border-right="0.028in solid #000000" fo:border-top="none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Data_bas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1010" table:default-cell-style-name="ce5"/>
        <table:table-row table:style-name="ro1">
          <table:table-cell table:style-name="ce1" office:value-type="string" table:number-columns-spanned="12" table:number-rows-spanned="1">
            <text:p>MergeSort Time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2"/>
          <table:table-cell table:style-name="ce6"/>
          <table:table-cell table:style-name="ce8" table:number-columns-repeated="3"/>
          <table:table-cell table:style-name="ce6"/>
          <table:table-cell table:number-columns-repeated="5"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E11:.E17])" office:value-type="float" office:value="84000000">
            <text:p>84000000.00</text:p>
          </table:table-cell>
          <table:table-cell table:style-name="ce8" office:value-type="string">
            <text:p><text:s/>=Sum X</text:p>
          </table:table-cell>
          <table:table-cell table:style-name="ce8" table:formula="of:=[.F3]*[.F3]" office:value-type="float" office:value="7.056E+015">
            <text:p>7056000000000000.00</text:p>
          </table:table-cell>
          <table:table-cell table:style-name="ce8" office:value-type="string">
            <text:p><text:s/>=(SumX)^2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F11:.F17])" office:value-type="float" office:value="35">
            <text:p>35.00</text:p>
          </table:table-cell>
          <table:table-cell table:style-name="ce8" office:value-type="string">
            <text:p><text:s/>=Sum Y</text:p>
          </table:table-cell>
          <table:table-cell table:style-name="ce8" table:number-columns-repeated="2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I11:.I17])" office:value-type="float" office:value="585975063.705817">
            <text:p>585975063.71</text:p>
          </table:table-cell>
          <table:table-cell table:style-name="ce8" office:value-type="string">
            <text:p><text:s/>=SumXY</text:p>
          </table:table-cell>
          <table:table-cell table:style-name="ce11" table:formula="of:=([.F4]*[.F3]-181*[.F5])/([.H3]-181*[.F6])" office:value-type="float" office:value="0.000000466604615892712">
            <text:p>0.0000005</text:p>
          </table:table-cell>
          <table:table-cell table:style-name="ce8" office:value-type="string">
            <text:p><text:s/>=M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J11:.J17])" office:value-type="float" office:value="1.26E+015">
            <text:p>1260000000000000.00</text:p>
          </table:table-cell>
          <table:table-cell table:style-name="ce8" office:value-type="string">
            <text:p><text:s/>=SumXX</text:p>
          </table:table-cell>
          <table:table-cell table:style-name="ce11" table:formula="of:=([.F4]-[.H5]*[.F3])/181" office:value-type="float" office:value="-0.0231756228452364">
            <text:p>-0.0231756</text:p>
          </table:table-cell>
          <table:table-cell table:style-name="ce8" office:value-type="string">
            <text:p><text:s/>= B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string">
            <text:p>n</text:p>
          </table:table-cell>
          <table:table-cell table:style-name="ce6" office:value-type="string">
            <text:p>Size</text:p>
          </table:table-cell>
          <table:table-cell table:style-name="ce8" office:value-type="string">
            <text:p>Time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Read the Values</text:p>
          </table:table-cell>
          <table:table-cell table:style-name="ce8" office:value-type="string">
            <text:p>x*y</text:p>
          </table:table-cell>
          <table:table-cell table:style-name="ce6" office:value-type="string">
            <text:p>x*x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/>
          <table:table-cell table:style-name="ce6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8" office:value-type="string">
            <text:p>With errors</text:p>
          </table:table-cell>
          <table:table-cell table:style-name="ce8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1">
            <text:p>1</text:p>
          </table:table-cell>
          <table:table-cell office:value-type="float" office:value="3000000">
            <text:p>3000000</text:p>
          </table:table-cell>
          <table:table-cell office:value-type="float" office:value="1">
            <text:p>1</text:p>
          </table:table-cell>
          <table:table-cell table:style-name="ce8" table:formula="of:=RAND()" office:value-type="float" office:value="0.346706362208351">
            <text:p>0.35</text:p>
          </table:table-cell>
          <table:table-cell table:style-name="ce8" table:formula="of:=[.F11]+[.G11]" office:value-type="float" office:value="1.34670636220835">
            <text:p>1.35</text:p>
          </table:table-cell>
          <table:table-cell table:style-name="ce8" table:formula="of:=[.E11]*[.H11]" office:value-type="float" office:value="4040119.08662505">
            <text:p>4040119.09</text:p>
          </table:table-cell>
          <table:table-cell table:style-name="ce6" table:formula="of:=[.E11]*[.E11]" office:value-type="float" office:value="9000000000000">
            <text:p>9000000000000</text:p>
          </table:table-cell>
          <table:table-cell/>
          <table:table-cell table:style-name="ce19"/>
          <table:table-cell table:style-name="ce6"/>
          <table:table-cell table:number-columns-repeated="1011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2">
            <text:p>2</text:p>
          </table:table-cell>
          <table:table-cell office:value-type="float" office:value="6000000">
            <text:p>6000000</text:p>
          </table:table-cell>
          <table:table-cell office:value-type="float" office:value="2">
            <text:p>2</text:p>
          </table:table-cell>
          <table:table-cell table:style-name="ce8" table:formula="of:=RAND()" office:value-type="float" office:value="0.193486709846184">
            <text:p>0.19</text:p>
          </table:table-cell>
          <table:table-cell table:style-name="ce8" table:formula="of:=[.F12]+[.G12]" office:value-type="float" office:value="2.19348670984618">
            <text:p>2.19</text:p>
          </table:table-cell>
          <table:table-cell table:style-name="ce8" table:formula="of:=[.E12]*[.H12]" office:value-type="float" office:value="13160920.2590771">
            <text:p>13160920.26</text:p>
          </table:table-cell>
          <table:table-cell table:style-name="ce6" table:formula="of:=[.E12]*[.E12]" office:value-type="float" office:value="36000000000000">
            <text:p>36000000000000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3">
            <text:p>3</text:p>
          </table:table-cell>
          <table:table-cell office:value-type="float" office:value="9000000">
            <text:p>9000000</text:p>
          </table:table-cell>
          <table:table-cell office:value-type="float" office:value="4">
            <text:p>4</text:p>
          </table:table-cell>
          <table:table-cell table:style-name="ce8" table:formula="of:=RAND()" office:value-type="float" office:value="0.778603492304683">
            <text:p>0.78</text:p>
          </table:table-cell>
          <table:table-cell table:style-name="ce8" table:formula="of:=[.F13]+[.G13]" office:value-type="float" office:value="4.77860349230468">
            <text:p>4.78</text:p>
          </table:table-cell>
          <table:table-cell table:style-name="ce8" table:formula="of:=[.E13]*[.H13]" office:value-type="float" office:value="43007431.4307421">
            <text:p>43007431.43</text:p>
          </table:table-cell>
          <table:table-cell table:style-name="ce6" table:formula="of:=[.E13]*[.E13]" office:value-type="float" office:value="81000000000000">
            <text:p>81000000000000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4">
            <text:p>4</text:p>
          </table:table-cell>
          <table:table-cell office:value-type="float" office:value="12000000">
            <text:p>12000000</text:p>
          </table:table-cell>
          <table:table-cell office:value-type="float" office:value="5">
            <text:p>5</text:p>
          </table:table-cell>
          <table:table-cell table:style-name="ce8" table:formula="of:=RAND()" office:value-type="float" office:value="0.883013320155442">
            <text:p>0.88</text:p>
          </table:table-cell>
          <table:table-cell table:style-name="ce8" table:formula="of:=[.F14]+[.G14]" office:value-type="float" office:value="5.88301332015544">
            <text:p>5.88</text:p>
          </table:table-cell>
          <table:table-cell table:style-name="ce8" table:formula="of:=[.E14]*[.H14]" office:value-type="float" office:value="70596159.8418653">
            <text:p>70596159.84</text:p>
          </table:table-cell>
          <table:table-cell table:style-name="ce6" table:formula="of:=[.E14]*[.E14]" office:value-type="float" office:value="144000000000000">
            <text:p>144000000000000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5">
            <text:p>5</text:p>
          </table:table-cell>
          <table:table-cell office:value-type="float" office:value="15000000">
            <text:p>15000000</text:p>
          </table:table-cell>
          <table:table-cell office:value-type="float" office:value="6">
            <text:p>6</text:p>
          </table:table-cell>
          <table:table-cell table:style-name="ce8" table:formula="of:=RAND()" office:value-type="float" office:value="0.187098819995299">
            <text:p>0.19</text:p>
          </table:table-cell>
          <table:table-cell table:style-name="ce8" table:formula="of:=[.F15]+[.G15]" office:value-type="float" office:value="6.1870988199953">
            <text:p>6.19</text:p>
          </table:table-cell>
          <table:table-cell table:style-name="ce8" table:formula="of:=[.E15]*[.H15]" office:value-type="float" office:value="92806482.2999295">
            <text:p>92806482.30</text:p>
          </table:table-cell>
          <table:table-cell table:style-name="ce6" table:formula="of:=[.E15]*[.E15]" office:value-type="float" office:value="225000000000000">
            <text:p>225000000000000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6">
            <text:p>6</text:p>
          </table:table-cell>
          <table:table-cell office:value-type="float" office:value="18000000">
            <text:p>18000000</text:p>
          </table:table-cell>
          <table:table-cell office:value-type="float" office:value="7">
            <text:p>7</text:p>
          </table:table-cell>
          <table:table-cell table:style-name="ce8" table:formula="of:=RAND()" office:value-type="float" office:value="0.464603730943054">
            <text:p>0.46</text:p>
          </table:table-cell>
          <table:table-cell table:style-name="ce8" table:formula="of:=[.F16]+[.G16]" office:value-type="float" office:value="7.46460373094305">
            <text:p>7.46</text:p>
          </table:table-cell>
          <table:table-cell table:style-name="ce8" table:formula="of:=[.E16]*[.H16]" office:value-type="float" office:value="134362867.156975">
            <text:p>134362867.16</text:p>
          </table:table-cell>
          <table:table-cell table:style-name="ce6" table:formula="of:=[.E16]*[.E16]" office:value-type="float" office:value="324000000000000">
            <text:p>324000000000000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4"/>
          <table:table-cell table:style-name="ce7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21000000">
            <text:p>21000000</text:p>
          </table:table-cell>
          <table:table-cell table:style-name="ce7" office:value-type="float" office:value="10">
            <text:p>10</text:p>
          </table:table-cell>
          <table:table-cell table:style-name="ce10" table:formula="of:=RAND()" office:value-type="float" office:value="0.857194458600134">
            <text:p>0.86</text:p>
          </table:table-cell>
          <table:table-cell table:style-name="ce10" table:formula="of:=[.F17]+[.G17]" office:value-type="float" office:value="10.8571944586001">
            <text:p>10.86</text:p>
          </table:table-cell>
          <table:table-cell table:style-name="ce10" table:formula="of:=[.E17]*[.H17]" office:value-type="float" office:value="228001083.630603">
            <text:p>228001083.63</text:p>
          </table:table-cell>
          <table:table-cell table:style-name="ce9" table:formula="of:=[.E17]*[.E17]" office:value-type="float" office:value="441000000000000">
            <text:p>441000000000000</text:p>
          </table:table-cell>
          <table:table-cell table:style-name="ce7"/>
          <table:table-cell table:style-name="ce20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12" table:number-rows-spanned="1">
            <text:p>QuickSort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2"/>
          <table:table-cell table:style-name="ce6"/>
          <table:table-cell table:style-name="ce8" table:number-columns-repeated="3"/>
          <table:table-cell table:style-name="ce6"/>
          <table:table-cell table:number-columns-repeated="5"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E29:.E35])" office:value-type="float" office:value="84000000">
            <text:p>84000000.00</text:p>
          </table:table-cell>
          <table:table-cell table:style-name="ce8" office:value-type="string">
            <text:p><text:s/>=Sum X</text:p>
          </table:table-cell>
          <table:table-cell table:style-name="ce8" table:formula="of:=[.F21]*[.F21]" office:value-type="float" office:value="7.056E+015">
            <text:p>7056000000000000.00</text:p>
          </table:table-cell>
          <table:table-cell table:style-name="ce8" office:value-type="string">
            <text:p><text:s/>=(SumX)^2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F29:.F35])" office:value-type="float" office:value="19">
            <text:p>19.00</text:p>
          </table:table-cell>
          <table:table-cell table:style-name="ce8" office:value-type="string">
            <text:p><text:s/>=Sum Y</text:p>
          </table:table-cell>
          <table:table-cell table:style-name="ce8" table:number-columns-repeated="2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I29:.I35])" office:value-type="float" office:value="333975063.705817">
            <text:p>333975063.71</text:p>
          </table:table-cell>
          <table:table-cell table:style-name="ce8" office:value-type="string">
            <text:p><text:s/>=SumXY</text:p>
          </table:table-cell>
          <table:table-cell table:style-name="ce15" table:formula="of:=([.F22]*[.F21]-181*[.F23])/([.H21]-181*[.F24])" office:value-type="float" office:value="0.000000266300548997995">
            <text:p>0.0000002663</text:p>
          </table:table-cell>
          <table:table-cell table:style-name="ce8" office:value-type="string">
            <text:p><text:s/>=M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J29:.J35])" office:value-type="float" office:value="1.26E+015">
            <text:p>1260000000000000.00</text:p>
          </table:table-cell>
          <table:table-cell table:style-name="ce8" office:value-type="string">
            <text:p><text:s/>=SumXX</text:p>
          </table:table-cell>
          <table:table-cell table:style-name="ce15" table:formula="of:=([.F22]-[.H23]*[.F21])/181" office:value-type="float" office:value="-0.0186146194244838">
            <text:p>-0.0186146194</text:p>
          </table:table-cell>
          <table:table-cell table:style-name="ce8" office:value-type="string">
            <text:p><text:s/>= B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string">
            <text:p>n</text:p>
          </table:table-cell>
          <table:table-cell table:style-name="ce6" office:value-type="string">
            <text:p>Size</text:p>
          </table:table-cell>
          <table:table-cell table:style-name="ce8" office:value-type="string">
            <text:p>Time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Read the Values</text:p>
          </table:table-cell>
          <table:table-cell table:style-name="ce8" office:value-type="string">
            <text:p>x*y</text:p>
          </table:table-cell>
          <table:table-cell table:style-name="ce6" office:value-type="string">
            <text:p>x*x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/>
          <table:table-cell table:style-name="ce6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8" office:value-type="string">
            <text:p>With errors</text:p>
          </table:table-cell>
          <table:table-cell table:style-name="ce8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1">
            <text:p>1</text:p>
          </table:table-cell>
          <table:table-cell table:formula="of:=[.E11]" office:value-type="float" office:value="3000000">
            <text:p>3000000</text:p>
          </table:table-cell>
          <table:table-cell office:value-type="float" office:value="1">
            <text:p>1</text:p>
          </table:table-cell>
          <table:table-cell table:style-name="ce11" table:formula="of:=[.G11]" office:value-type="float" office:value="0.346706362208351">
            <text:p>0.3467064</text:p>
          </table:table-cell>
          <table:table-cell table:style-name="ce11" table:formula="of:=[.F29]+[.G29]" office:value-type="float" office:value="1.34670636220835">
            <text:p>1.3467064</text:p>
          </table:table-cell>
          <table:table-cell table:style-name="ce11" table:formula="of:=[.E29]*[.H29]" office:value-type="float" office:value="4040119.08662505">
            <text:p>4040119.0866251</text:p>
          </table:table-cell>
          <table:table-cell table:style-name="ce16" table:formula="of:=[.E29]*[.E29]" office:value-type="float" office:value="9000000000000">
            <text:p>9000000000000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2">
            <text:p>2</text:p>
          </table:table-cell>
          <table:table-cell table:formula="of:=[.E12]" office:value-type="float" office:value="6000000">
            <text:p>6000000</text:p>
          </table:table-cell>
          <table:table-cell office:value-type="float" office:value="1">
            <text:p>1</text:p>
          </table:table-cell>
          <table:table-cell table:style-name="ce11" table:formula="of:=[.G12]" office:value-type="float" office:value="0.193486709846184">
            <text:p>0.1934867</text:p>
          </table:table-cell>
          <table:table-cell table:style-name="ce11" table:formula="of:=[.F30]+[.G30]" office:value-type="float" office:value="1.19348670984618">
            <text:p>1.1934867</text:p>
          </table:table-cell>
          <table:table-cell table:style-name="ce11" table:formula="of:=[.E30]*[.H30]" office:value-type="float" office:value="7160920.2590771">
            <text:p>7160920.2590771</text:p>
          </table:table-cell>
          <table:table-cell table:style-name="ce16" table:formula="of:=[.E30]*[.E30]" office:value-type="float" office:value="36000000000000">
            <text:p>36000000000000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3">
            <text:p>3</text:p>
          </table:table-cell>
          <table:table-cell table:formula="of:=[.E13]" office:value-type="float" office:value="9000000">
            <text:p>9000000</text:p>
          </table:table-cell>
          <table:table-cell office:value-type="float" office:value="2">
            <text:p>2</text:p>
          </table:table-cell>
          <table:table-cell table:style-name="ce11" table:formula="of:=[.G13]" office:value-type="float" office:value="0.778603492304683">
            <text:p>0.7786035</text:p>
          </table:table-cell>
          <table:table-cell table:style-name="ce11" table:formula="of:=[.F31]+[.G31]" office:value-type="float" office:value="2.77860349230468">
            <text:p>2.7786035</text:p>
          </table:table-cell>
          <table:table-cell table:style-name="ce11" table:formula="of:=[.E31]*[.H31]" office:value-type="float" office:value="25007431.4307421">
            <text:p>25007431.4307421</text:p>
          </table:table-cell>
          <table:table-cell table:style-name="ce16" table:formula="of:=[.E31]*[.E31]" office:value-type="float" office:value="81000000000000">
            <text:p>81000000000000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4">
            <text:p>4</text:p>
          </table:table-cell>
          <table:table-cell table:formula="of:=[.E14]" office:value-type="float" office:value="12000000">
            <text:p>12000000</text:p>
          </table:table-cell>
          <table:table-cell office:value-type="float" office:value="3">
            <text:p>3</text:p>
          </table:table-cell>
          <table:table-cell table:style-name="ce11" table:formula="of:=[.G14]" office:value-type="float" office:value="0.883013320155442">
            <text:p>0.8830133</text:p>
          </table:table-cell>
          <table:table-cell table:style-name="ce11" table:formula="of:=[.F32]+[.G32]" office:value-type="float" office:value="3.88301332015544">
            <text:p>3.8830133</text:p>
          </table:table-cell>
          <table:table-cell table:style-name="ce11" table:formula="of:=[.E32]*[.H32]" office:value-type="float" office:value="46596159.8418653">
            <text:p>46596159.8418653</text:p>
          </table:table-cell>
          <table:table-cell table:style-name="ce16" table:formula="of:=[.E32]*[.E32]" office:value-type="float" office:value="144000000000000">
            <text:p>144000000000000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5">
            <text:p>5</text:p>
          </table:table-cell>
          <table:table-cell table:formula="of:=[.E15]" office:value-type="float" office:value="15000000">
            <text:p>15000000</text:p>
          </table:table-cell>
          <table:table-cell office:value-type="float" office:value="3">
            <text:p>3</text:p>
          </table:table-cell>
          <table:table-cell table:style-name="ce11" table:formula="of:=[.G15]" office:value-type="float" office:value="0.187098819995299">
            <text:p>0.1870988</text:p>
          </table:table-cell>
          <table:table-cell table:style-name="ce11" table:formula="of:=[.F33]+[.G33]" office:value-type="float" office:value="3.1870988199953">
            <text:p>3.1870988</text:p>
          </table:table-cell>
          <table:table-cell table:style-name="ce11" table:formula="of:=[.E33]*[.H33]" office:value-type="float" office:value="47806482.2999295">
            <text:p>47806482.2999295</text:p>
          </table:table-cell>
          <table:table-cell table:style-name="ce16" table:formula="of:=[.E33]*[.E33]" office:value-type="float" office:value="225000000000000">
            <text:p>225000000000000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6">
            <text:p>6</text:p>
          </table:table-cell>
          <table:table-cell table:formula="of:=[.E16]" office:value-type="float" office:value="18000000">
            <text:p>18000000</text:p>
          </table:table-cell>
          <table:table-cell office:value-type="float" office:value="4">
            <text:p>4</text:p>
          </table:table-cell>
          <table:table-cell table:style-name="ce11" table:formula="of:=[.G16]" office:value-type="float" office:value="0.464603730943054">
            <text:p>0.4646037</text:p>
          </table:table-cell>
          <table:table-cell table:style-name="ce11" table:formula="of:=[.F34]+[.G34]" office:value-type="float" office:value="4.46460373094305">
            <text:p>4.4646037</text:p>
          </table:table-cell>
          <table:table-cell table:style-name="ce11" table:formula="of:=[.E34]*[.H34]" office:value-type="float" office:value="80362867.156975">
            <text:p>80362867.1569750</text:p>
          </table:table-cell>
          <table:table-cell table:style-name="ce16" table:formula="of:=[.E34]*[.E34]" office:value-type="float" office:value="324000000000000">
            <text:p>324000000000000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4"/>
          <table:table-cell table:style-name="ce7" table:number-columns-repeated="2"/>
          <table:table-cell table:style-name="ce9" office:value-type="float" office:value="7">
            <text:p>7</text:p>
          </table:table-cell>
          <table:table-cell table:style-name="ce7" table:formula="of:=[.E17]" office:value-type="float" office:value="21000000">
            <text:p>21000000</text:p>
          </table:table-cell>
          <table:table-cell table:style-name="ce7" office:value-type="float" office:value="5">
            <text:p>5</text:p>
          </table:table-cell>
          <table:table-cell table:style-name="ce12" table:formula="of:=[.G17]" office:value-type="float" office:value="0.857194458600134">
            <text:p>0.8571945</text:p>
          </table:table-cell>
          <table:table-cell table:style-name="ce12" table:formula="of:=[.F35]+[.G35]" office:value-type="float" office:value="5.85719445860013">
            <text:p>5.8571945</text:p>
          </table:table-cell>
          <table:table-cell table:style-name="ce12" table:formula="of:=[.E35]*[.H35]" office:value-type="float" office:value="123001083.630603">
            <text:p>123001083.6306030</text:p>
          </table:table-cell>
          <table:table-cell table:style-name="ce17" table:formula="of:=[.E35]*[.E35]" office:value-type="float" office:value="441000000000000">
            <text:p>441000000000000</text:p>
          </table:table-cell>
          <table:table-cell table:style-name="ce7"/>
          <table:table-cell table:style-name="ce20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12" table:number-rows-spanned="1">
            <text:p>HeapSort Time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2"/>
          <table:table-cell table:style-name="ce6"/>
          <table:table-cell table:style-name="ce8" table:number-columns-repeated="3"/>
          <table:table-cell table:style-name="ce6"/>
          <table:table-cell table:number-columns-repeated="5"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E47:.E53])" office:value-type="float" office:value="84000000">
            <text:p>84000000.00</text:p>
          </table:table-cell>
          <table:table-cell table:style-name="ce8" office:value-type="string">
            <text:p><text:s/>=Sum X</text:p>
          </table:table-cell>
          <table:table-cell table:style-name="ce8" table:formula="of:=[.F39]*[.F39]" office:value-type="float" office:value="7.056E+015">
            <text:p>7056000000000000.00</text:p>
          </table:table-cell>
          <table:table-cell table:style-name="ce8" office:value-type="string">
            <text:p><text:s/>=(SumX)^2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F47:.F53])" office:value-type="float" office:value="99">
            <text:p>99.00</text:p>
          </table:table-cell>
          <table:table-cell table:style-name="ce8" office:value-type="string">
            <text:p><text:s/>=Sum Y</text:p>
          </table:table-cell>
          <table:table-cell table:style-name="ce8" table:number-columns-repeated="2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I47:.I53])" office:value-type="float" office:value="1563975063.70582">
            <text:p>1563975063.71</text:p>
          </table:table-cell>
          <table:table-cell table:style-name="ce8" office:value-type="string">
            <text:p><text:s/>=SumXY</text:p>
          </table:table-cell>
          <table:table-cell table:style-name="ce11" table:formula="of:=([.F40]*[.F39]-181*[.F41])/([.H39]-181*[.F42])" office:value-type="float" office:value="0.00000124325119242526">
            <text:p>0.0000012</text:p>
          </table:table-cell>
          <table:table-cell table:style-name="ce8" office:value-type="string">
            <text:p><text:s/>=M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J47:.J53])" office:value-type="float" office:value="1.26E+015">
            <text:p>1260000000000000.00</text:p>
          </table:table-cell>
          <table:table-cell table:style-name="ce8" office:value-type="string">
            <text:p><text:s/>=SumXX</text:p>
          </table:table-cell>
          <table:table-cell table:style-name="ce11" table:formula="of:=([.F40]-[.H41]*[.F39])/181" office:value-type="float" office:value="-0.0300171279763653">
            <text:p>-0.0300171</text:p>
          </table:table-cell>
          <table:table-cell table:style-name="ce8" office:value-type="string">
            <text:p><text:s/>= B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string">
            <text:p>n</text:p>
          </table:table-cell>
          <table:table-cell table:style-name="ce6" office:value-type="string">
            <text:p>Size</text:p>
          </table:table-cell>
          <table:table-cell table:style-name="ce8" office:value-type="string">
            <text:p>Time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Read the Values</text:p>
          </table:table-cell>
          <table:table-cell table:style-name="ce8" office:value-type="string">
            <text:p>x*y</text:p>
          </table:table-cell>
          <table:table-cell table:style-name="ce6" office:value-type="string">
            <text:p>x*x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/>
          <table:table-cell table:style-name="ce6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8" office:value-type="string">
            <text:p>With errors</text:p>
          </table:table-cell>
          <table:table-cell table:style-name="ce8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1">
            <text:p>1</text:p>
          </table:table-cell>
          <table:table-cell table:formula="of:=[.E29]" office:value-type="float" office:value="3000000">
            <text:p>3000000</text:p>
          </table:table-cell>
          <table:table-cell office:value-type="float" office:value="3">
            <text:p>3</text:p>
          </table:table-cell>
          <table:table-cell table:style-name="ce13" table:formula="of:=[.G29]" office:value-type="float" office:value="0.346706362208351">
            <text:p>0.346706</text:p>
          </table:table-cell>
          <table:table-cell table:style-name="ce8" table:formula="of:=[.F47]+[.G47]" office:value-type="float" office:value="3.34670636220835">
            <text:p>3.35</text:p>
          </table:table-cell>
          <table:table-cell table:style-name="ce8" table:formula="of:=[.E47]*[.H47]" office:value-type="float" office:value="10040119.0866251">
            <text:p>10040119.09</text:p>
          </table:table-cell>
          <table:table-cell table:style-name="ce6" table:formula="of:=[.E47]*[.E47]" office:value-type="float" office:value="9000000000000">
            <text:p>9000000000000</text:p>
          </table:table-cell>
          <table:table-cell/>
          <table:table-cell table:style-name="ce19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2">
            <text:p>2</text:p>
          </table:table-cell>
          <table:table-cell table:formula="of:=[.E30]" office:value-type="float" office:value="6000000">
            <text:p>6000000</text:p>
          </table:table-cell>
          <table:table-cell office:value-type="float" office:value="6">
            <text:p>6</text:p>
          </table:table-cell>
          <table:table-cell table:style-name="ce13" table:formula="of:=[.G30]" office:value-type="float" office:value="0.193486709846184">
            <text:p>0.193487</text:p>
          </table:table-cell>
          <table:table-cell table:style-name="ce8" table:formula="of:=[.F48]+[.G48]" office:value-type="float" office:value="6.19348670984618">
            <text:p>6.19</text:p>
          </table:table-cell>
          <table:table-cell table:style-name="ce8" table:formula="of:=[.E48]*[.H48]" office:value-type="float" office:value="37160920.2590771">
            <text:p>37160920.26</text:p>
          </table:table-cell>
          <table:table-cell table:style-name="ce6" table:formula="of:=[.E48]*[.E48]" office:value-type="float" office:value="36000000000000">
            <text:p>36000000000000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3">
            <text:p>3</text:p>
          </table:table-cell>
          <table:table-cell table:formula="of:=[.E31]" office:value-type="float" office:value="9000000">
            <text:p>9000000</text:p>
          </table:table-cell>
          <table:table-cell office:value-type="float" office:value="10">
            <text:p>10</text:p>
          </table:table-cell>
          <table:table-cell table:style-name="ce13" table:formula="of:=[.G31]" office:value-type="float" office:value="0.778603492304683">
            <text:p>0.778603</text:p>
          </table:table-cell>
          <table:table-cell table:style-name="ce8" table:formula="of:=[.F49]+[.G49]" office:value-type="float" office:value="10.7786034923047">
            <text:p>10.78</text:p>
          </table:table-cell>
          <table:table-cell table:style-name="ce8" table:formula="of:=[.E49]*[.H49]" office:value-type="float" office:value="97007431.4307422">
            <text:p>97007431.43</text:p>
          </table:table-cell>
          <table:table-cell table:style-name="ce6" table:formula="of:=[.E49]*[.E49]" office:value-type="float" office:value="81000000000000">
            <text:p>81000000000000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4">
            <text:p>4</text:p>
          </table:table-cell>
          <table:table-cell table:formula="of:=[.E32]" office:value-type="float" office:value="12000000">
            <text:p>12000000</text:p>
          </table:table-cell>
          <table:table-cell office:value-type="float" office:value="13">
            <text:p>13</text:p>
          </table:table-cell>
          <table:table-cell table:style-name="ce13" table:formula="of:=[.G32]" office:value-type="float" office:value="0.883013320155442">
            <text:p>0.883013</text:p>
          </table:table-cell>
          <table:table-cell table:style-name="ce8" table:formula="of:=[.F50]+[.G50]" office:value-type="float" office:value="13.8830133201554">
            <text:p>13.88</text:p>
          </table:table-cell>
          <table:table-cell table:style-name="ce8" table:formula="of:=[.E50]*[.H50]" office:value-type="float" office:value="166596159.841865">
            <text:p>166596159.84</text:p>
          </table:table-cell>
          <table:table-cell table:style-name="ce6" table:formula="of:=[.E50]*[.E50]" office:value-type="float" office:value="144000000000000">
            <text:p>144000000000000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5">
            <text:p>5</text:p>
          </table:table-cell>
          <table:table-cell table:formula="of:=[.E33]" office:value-type="float" office:value="15000000">
            <text:p>15000000</text:p>
          </table:table-cell>
          <table:table-cell office:value-type="float" office:value="19">
            <text:p>19</text:p>
          </table:table-cell>
          <table:table-cell table:style-name="ce13" table:formula="of:=[.G33]" office:value-type="float" office:value="0.187098819995299">
            <text:p>0.187099</text:p>
          </table:table-cell>
          <table:table-cell table:style-name="ce8" table:formula="of:=[.F51]+[.G51]" office:value-type="float" office:value="19.1870988199953">
            <text:p>19.19</text:p>
          </table:table-cell>
          <table:table-cell table:style-name="ce8" table:formula="of:=[.E51]*[.H51]" office:value-type="float" office:value="287806482.299929">
            <text:p>287806482.30</text:p>
          </table:table-cell>
          <table:table-cell table:style-name="ce6" table:formula="of:=[.E51]*[.E51]" office:value-type="float" office:value="225000000000000">
            <text:p>225000000000000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6">
            <text:p>6</text:p>
          </table:table-cell>
          <table:table-cell table:formula="of:=[.E34]" office:value-type="float" office:value="18000000">
            <text:p>18000000</text:p>
          </table:table-cell>
          <table:table-cell office:value-type="float" office:value="23">
            <text:p>23</text:p>
          </table:table-cell>
          <table:table-cell table:style-name="ce13" table:formula="of:=[.G34]" office:value-type="float" office:value="0.464603730943054">
            <text:p>0.464604</text:p>
          </table:table-cell>
          <table:table-cell table:style-name="ce8" table:formula="of:=[.F52]+[.G52]" office:value-type="float" office:value="23.4646037309431">
            <text:p>23.46</text:p>
          </table:table-cell>
          <table:table-cell table:style-name="ce8" table:formula="of:=[.E52]*[.H52]" office:value-type="float" office:value="422362867.156975">
            <text:p>422362867.16</text:p>
          </table:table-cell>
          <table:table-cell table:style-name="ce6" table:formula="of:=[.E52]*[.E52]" office:value-type="float" office:value="324000000000000">
            <text:p>324000000000000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4"/>
          <table:table-cell table:style-name="ce7" table:number-columns-repeated="2"/>
          <table:table-cell table:style-name="ce9" office:value-type="float" office:value="7">
            <text:p>7</text:p>
          </table:table-cell>
          <table:table-cell table:style-name="ce7" table:formula="of:=[.E35]" office:value-type="float" office:value="21000000">
            <text:p>21000000</text:p>
          </table:table-cell>
          <table:table-cell table:style-name="ce7" office:value-type="float" office:value="25">
            <text:p>25</text:p>
          </table:table-cell>
          <table:table-cell table:style-name="ce14" table:formula="of:=[.G35]" office:value-type="float" office:value="0.857194458600134">
            <text:p>0.857194</text:p>
          </table:table-cell>
          <table:table-cell table:style-name="ce10" table:formula="of:=[.F53]+[.G53]" office:value-type="float" office:value="25.8571944586001">
            <text:p>25.86</text:p>
          </table:table-cell>
          <table:table-cell table:style-name="ce10" table:formula="of:=[.E53]*[.H53]" office:value-type="float" office:value="543001083.630603">
            <text:p>543001083.63</text:p>
          </table:table-cell>
          <table:table-cell table:style-name="ce9" table:formula="of:=[.E53]*[.E53]" office:value-type="float" office:value="441000000000000">
            <text:p>441000000000000</text:p>
          </table:table-cell>
          <table:table-cell table:style-name="ce7"/>
          <table:table-cell table:style-name="ce20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12" table:number-rows-spanned="1">
            <text:p>ShellShort Time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2"/>
          <table:table-cell table:style-name="ce6"/>
          <table:table-cell table:style-name="ce8" table:number-columns-repeated="3"/>
          <table:table-cell table:style-name="ce6"/>
          <table:table-cell table:number-columns-repeated="5"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E65:.E71])" office:value-type="float" office:value="84000000">
            <text:p>84000000.00</text:p>
          </table:table-cell>
          <table:table-cell table:style-name="ce8" office:value-type="string">
            <text:p><text:s/>=Sum X</text:p>
          </table:table-cell>
          <table:table-cell table:style-name="ce8" table:formula="of:=[.F57]*[.F57]" office:value-type="float" office:value="7.056E+015">
            <text:p>7056000000000000.00</text:p>
          </table:table-cell>
          <table:table-cell table:style-name="ce8" office:value-type="string">
            <text:p><text:s/>=(SumX)^2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F65:.F71])" office:value-type="float" office:value="16">
            <text:p>16.00</text:p>
          </table:table-cell>
          <table:table-cell table:style-name="ce8" office:value-type="string">
            <text:p><text:s/>=Sum Y</text:p>
          </table:table-cell>
          <table:table-cell table:style-name="ce8" table:number-columns-repeated="2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I65:.I71])" office:value-type="float" office:value="282975063.705817">
            <text:p>282975063.71</text:p>
          </table:table-cell>
          <table:table-cell table:style-name="ce8" office:value-type="string">
            <text:p><text:s/>=SumXY</text:p>
          </table:table-cell>
          <table:table-cell table:style-name="ce11" table:formula="of:=([.F58]*[.F57]-181*[.F59])/([.H57]-181*[.F60])" office:value-type="float" office:value="0.000000225672325074446">
            <text:p>0.0000002</text:p>
          </table:table-cell>
          <table:table-cell table:style-name="ce8" office:value-type="string">
            <text:p><text:s/>=M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J65:.J71])" office:value-type="float" office:value="1.26E+015">
            <text:p>1260000000000000.00</text:p>
          </table:table-cell>
          <table:table-cell table:style-name="ce8" office:value-type="string">
            <text:p><text:s/>=SumXX</text:p>
          </table:table-cell>
          <table:table-cell table:style-name="ce11" table:formula="of:=([.F58]-[.H59]*[.F57])/181" office:value-type="float" office:value="-0.0163341177141075">
            <text:p>-0.0163341</text:p>
          </table:table-cell>
          <table:table-cell table:style-name="ce8" office:value-type="string">
            <text:p><text:s/>= B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string">
            <text:p>n</text:p>
          </table:table-cell>
          <table:table-cell table:style-name="ce6" office:value-type="string">
            <text:p>Size</text:p>
          </table:table-cell>
          <table:table-cell table:style-name="ce8" office:value-type="string">
            <text:p>Time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Read the Values</text:p>
          </table:table-cell>
          <table:table-cell table:style-name="ce8" office:value-type="string">
            <text:p>x*y</text:p>
          </table:table-cell>
          <table:table-cell table:style-name="ce6" office:value-type="string">
            <text:p>x*x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/>
          <table:table-cell table:style-name="ce6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8" office:value-type="string">
            <text:p>With errors</text:p>
          </table:table-cell>
          <table:table-cell table:style-name="ce8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1">
            <text:p>1</text:p>
          </table:table-cell>
          <table:table-cell table:formula="of:=[.E47]" office:value-type="float" office:value="3000000">
            <text:p>3000000</text:p>
          </table:table-cell>
          <table:table-cell office:value-type="float" office:value="1">
            <text:p>1</text:p>
          </table:table-cell>
          <table:table-cell table:style-name="ce8" table:formula="of:=[.G47]" office:value-type="float" office:value="0.346706362208351">
            <text:p>0.35</text:p>
          </table:table-cell>
          <table:table-cell table:style-name="ce8" table:formula="of:=[.F65]+[.G65]" office:value-type="float" office:value="1.34670636220835">
            <text:p>1.35</text:p>
          </table:table-cell>
          <table:table-cell table:style-name="ce8" table:formula="of:=[.E65]*[.H65]" office:value-type="float" office:value="4040119.08662505">
            <text:p>4040119.09</text:p>
          </table:table-cell>
          <table:table-cell table:style-name="ce6" table:formula="of:=[.E65]*[.E65]" office:value-type="float" office:value="9000000000000">
            <text:p>9000000000000</text:p>
          </table:table-cell>
          <table:table-cell/>
          <table:table-cell table:style-name="ce19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2">
            <text:p>2</text:p>
          </table:table-cell>
          <table:table-cell table:formula="of:=[.E48]" office:value-type="float" office:value="6000000">
            <text:p>6000000</text:p>
          </table:table-cell>
          <table:table-cell office:value-type="float" office:value="1">
            <text:p>1</text:p>
          </table:table-cell>
          <table:table-cell table:style-name="ce8" table:formula="of:=[.G48]" office:value-type="float" office:value="0.193486709846184">
            <text:p>0.19</text:p>
          </table:table-cell>
          <table:table-cell table:style-name="ce8" table:formula="of:=[.F66]+[.G66]" office:value-type="float" office:value="1.19348670984618">
            <text:p>1.19</text:p>
          </table:table-cell>
          <table:table-cell table:style-name="ce8" table:formula="of:=[.E66]*[.H66]" office:value-type="float" office:value="7160920.2590771">
            <text:p>7160920.26</text:p>
          </table:table-cell>
          <table:table-cell table:style-name="ce6" table:formula="of:=[.E66]*[.E66]" office:value-type="float" office:value="36000000000000">
            <text:p>36000000000000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3">
            <text:p>3</text:p>
          </table:table-cell>
          <table:table-cell table:formula="of:=[.E49]" office:value-type="float" office:value="9000000">
            <text:p>9000000</text:p>
          </table:table-cell>
          <table:table-cell office:value-type="float" office:value="2">
            <text:p>2</text:p>
          </table:table-cell>
          <table:table-cell table:style-name="ce8" table:formula="of:=[.G49]" office:value-type="float" office:value="0.778603492304683">
            <text:p>0.78</text:p>
          </table:table-cell>
          <table:table-cell table:style-name="ce8" table:formula="of:=[.F67]+[.G67]" office:value-type="float" office:value="2.77860349230468">
            <text:p>2.78</text:p>
          </table:table-cell>
          <table:table-cell table:style-name="ce8" table:formula="of:=[.E67]*[.H67]" office:value-type="float" office:value="25007431.4307421">
            <text:p>25007431.43</text:p>
          </table:table-cell>
          <table:table-cell table:style-name="ce6" table:formula="of:=[.E67]*[.E67]" office:value-type="float" office:value="81000000000000">
            <text:p>81000000000000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4">
            <text:p>4</text:p>
          </table:table-cell>
          <table:table-cell table:formula="of:=[.E50]" office:value-type="float" office:value="12000000">
            <text:p>12000000</text:p>
          </table:table-cell>
          <table:table-cell office:value-type="float" office:value="2">
            <text:p>2</text:p>
          </table:table-cell>
          <table:table-cell table:style-name="ce8" table:formula="of:=[.G50]" office:value-type="float" office:value="0.883013320155442">
            <text:p>0.88</text:p>
          </table:table-cell>
          <table:table-cell table:style-name="ce8" table:formula="of:=[.F68]+[.G68]" office:value-type="float" office:value="2.88301332015544">
            <text:p>2.88</text:p>
          </table:table-cell>
          <table:table-cell table:style-name="ce8" table:formula="of:=[.E68]*[.H68]" office:value-type="float" office:value="34596159.8418653">
            <text:p>34596159.84</text:p>
          </table:table-cell>
          <table:table-cell table:style-name="ce6" table:formula="of:=[.E68]*[.E68]" office:value-type="float" office:value="144000000000000">
            <text:p>144000000000000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5">
            <text:p>5</text:p>
          </table:table-cell>
          <table:table-cell table:formula="of:=[.E51]" office:value-type="float" office:value="15000000">
            <text:p>15000000</text:p>
          </table:table-cell>
          <table:table-cell office:value-type="float" office:value="3">
            <text:p>3</text:p>
          </table:table-cell>
          <table:table-cell table:style-name="ce8" table:formula="of:=[.G51]" office:value-type="float" office:value="0.187098819995299">
            <text:p>0.19</text:p>
          </table:table-cell>
          <table:table-cell table:style-name="ce8" table:formula="of:=[.F69]+[.G69]" office:value-type="float" office:value="3.1870988199953">
            <text:p>3.19</text:p>
          </table:table-cell>
          <table:table-cell table:style-name="ce8" table:formula="of:=[.E69]*[.H69]" office:value-type="float" office:value="47806482.2999295">
            <text:p>47806482.30</text:p>
          </table:table-cell>
          <table:table-cell table:style-name="ce6" table:formula="of:=[.E69]*[.E69]" office:value-type="float" office:value="225000000000000">
            <text:p>225000000000000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office:value-type="float" office:value="6">
            <text:p>6</text:p>
          </table:table-cell>
          <table:table-cell table:formula="of:=[.E52]" office:value-type="float" office:value="18000000">
            <text:p>18000000</text:p>
          </table:table-cell>
          <table:table-cell office:value-type="float" office:value="3">
            <text:p>3</text:p>
          </table:table-cell>
          <table:table-cell table:style-name="ce8" table:formula="of:=[.G52]" office:value-type="float" office:value="0.464603730943054">
            <text:p>0.46</text:p>
          </table:table-cell>
          <table:table-cell table:style-name="ce8" table:formula="of:=[.F70]+[.G70]" office:value-type="float" office:value="3.46460373094305">
            <text:p>3.46</text:p>
          </table:table-cell>
          <table:table-cell table:style-name="ce8" table:formula="of:=[.E70]*[.H70]" office:value-type="float" office:value="62362867.156975">
            <text:p>62362867.16</text:p>
          </table:table-cell>
          <table:table-cell table:style-name="ce6" table:formula="of:=[.E70]*[.E70]" office:value-type="float" office:value="324000000000000">
            <text:p>324000000000000</text:p>
          </table:table-cell>
          <table:table-cell/>
          <table:table-cell table:style-name="ce18"/>
          <table:table-cell table:number-columns-repeated="1012"/>
        </table:table-row>
        <table:table-row table:style-name="ro2">
          <table:table-cell table:style-name="ce4"/>
          <table:table-cell table:style-name="ce7" table:number-columns-repeated="2"/>
          <table:table-cell table:style-name="ce9" office:value-type="float" office:value="7">
            <text:p>7</text:p>
          </table:table-cell>
          <table:table-cell table:style-name="ce7" table:formula="of:=[.E53]" office:value-type="float" office:value="21000000">
            <text:p>21000000</text:p>
          </table:table-cell>
          <table:table-cell table:style-name="ce7" office:value-type="float" office:value="4">
            <text:p>4</text:p>
          </table:table-cell>
          <table:table-cell table:style-name="ce10" table:formula="of:=[.G53]" office:value-type="float" office:value="0.857194458600134">
            <text:p>0.86</text:p>
          </table:table-cell>
          <table:table-cell table:style-name="ce10" table:formula="of:=[.F71]+[.G71]" office:value-type="float" office:value="4.85719445860013">
            <text:p>4.86</text:p>
          </table:table-cell>
          <table:table-cell table:style-name="ce10" table:formula="of:=[.E71]*[.H71]" office:value-type="float" office:value="102001083.630603">
            <text:p>102001083.63</text:p>
          </table:table-cell>
          <table:table-cell table:style-name="ce9" table:formula="of:=[.E71]*[.E71]" office:value-type="float" office:value="441000000000000">
            <text:p>441000000000000</text:p>
          </table:table-cell>
          <table:table-cell table:style-name="ce7"/>
          <table:table-cell table:style-name="ce20"/>
          <table:table-cell table:number-columns-repeated="1012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s" table:style-name="ta2"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5" table:default-cell-style-name="ce5"/>
        <table:table-column table:style-name="co18" table:default-cell-style-name="ce5"/>
        <table:table-column table:style-name="co17" table:default-cell-style-name="ce5"/>
        <table:table-column table:style-name="co15" table:number-columns-repeated="2" table:default-cell-style-name="ce5"/>
        <table:table-column table:style-name="co17" table:default-cell-style-name="ce5"/>
        <table:table-column table:style-name="co15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19" table:default-cell-style-name="ce5"/>
        <table:table-column table:style-name="co21" table:default-cell-style-name="ce5"/>
        <table:table-column table:style-name="co14" table:default-cell-style-name="ce5"/>
        <table:table-column table:style-name="co22" table:default-cell-style-name="ce5"/>
        <table:table-column table:style-name="co23" table:default-cell-style-name="ce5"/>
        <table:table-column table:style-name="co20" table:default-cell-style-name="ce5"/>
        <table:table-column table:style-name="co14" table:number-columns-repeated="1005" table:default-cell-style-name="ce5"/>
        <table:table-row table:style-name="ro2">
          <table:table-cell table:style-name="ce6" table:formula="of:=[Data_base.A1]" office:value-type="string" office:string-value="MergeSort Time" table:number-columns-spanned="2" table:number-rows-spanned="1">
            <text:p>MergeSort Time</text:p>
          </table:table-cell>
          <table:covered-table-cell/>
          <table:table-cell/>
          <table:table-cell table:style-name="ce6" table:formula="of:=[Data_base.A19]" office:value-type="string" office:string-value="QuickSort" table:number-columns-spanned="2" table:number-rows-spanned="1">
            <text:p>QuickSort</text:p>
          </table:table-cell>
          <table:covered-table-cell/>
          <table:table-cell/>
          <table:table-cell table:style-name="ce6" table:formula="of:=[Data_base.A37]" office:value-type="string" office:string-value="HeapSort Time" table:number-columns-spanned="2" table:number-rows-spanned="1">
            <text:p>HeapSort Time</text:p>
          </table:table-cell>
          <table:covered-table-cell/>
          <table:table-cell/>
          <table:table-cell table:style-name="ce6" table:formula="of:=[Data_base.A55]" office:value-type="string" office:string-value="ShellShort Time" table:number-columns-spanned="2" table:number-rows-spanned="1">
            <text:p>ShellShort Time</text:p>
          </table:table-cell>
          <table:covered-table-cell/>
          <table:table-cell table:style-name="ce6" table:number-columns-repeated="2"/>
          <table:table-cell/>
          <table:table-cell table:formula="of:=[.A1]" office:value-type="string" office:string-value="MergeSort Time">
            <text:p>MergeSort Time</text:p>
          </table:table-cell>
          <table:table-cell/>
          <table:table-cell office:value-type="string">
            <text:p>M=</text:p>
          </table:table-cell>
          <table:table-cell table:formula="of:=[Data_base.H41]" office:value-type="float" office:value="0.00000124325119242526">
            <text:p>1.24325119242526E-006</text:p>
          </table:table-cell>
          <table:table-cell table:number-columns-repeated="1006"/>
        </table:table-row>
        <table:table-row table:style-name="ro1">
          <table:table-cell office:value-type="string">
            <text:p>Size</text:p>
          </table:table-cell>
          <table:table-cell office:value-type="string">
            <text:p>Time</text:p>
          </table:table-cell>
          <table:table-cell/>
          <table:table-cell office:value-type="string">
            <text:p>Size</text:p>
          </table:table-cell>
          <table:table-cell table:formula="of:=[Data_base.F26]" office:value-type="string" office:string-value="Time">
            <text:p>Time</text:p>
          </table:table-cell>
          <table:table-cell/>
          <table:table-cell office:value-type="string">
            <text:p>Size</text:p>
          </table:table-cell>
          <table:table-cell table:formula="of:=[Data_base.F44]" office:value-type="string" office:string-value="Time">
            <text:p>Time</text:p>
          </table:table-cell>
          <table:table-cell/>
          <table:table-cell office:value-type="string">
            <text:p>Size</text:p>
          </table:table-cell>
          <table:table-cell table:formula="of:=[Data_base.F62]" office:value-type="string" office:string-value="Time">
            <text:p>Time</text:p>
          </table:table-cell>
          <table:table-cell table:number-columns-repeated="3"/>
          <table:table-cell office:value-type="string">
            <text:p>T=mX+c</text:p>
          </table:table-cell>
          <table:table-cell/>
          <table:table-cell office:value-type="string">
            <text:p>C=</text:p>
          </table:table-cell>
          <table:table-cell table:formula="of:=[Data_base.H42]" office:value-type="float" office:value="-0.0300171279763653">
            <text:p>-0.030017128</text:p>
          </table:table-cell>
          <table:table-cell table:number-columns-repeated="1006"/>
        </table:table-row>
        <table:table-row table:style-name="ro2">
          <table:table-cell table:formula="of:=[Data_base.E11]" office:value-type="float" office:value="3000000">
            <text:p>3000000</text:p>
          </table:table-cell>
          <table:table-cell table:formula="of:=[.A3]*[.R1]+[.R2]" office:value-type="float" office:value="3.69973644929942">
            <text:p>3.6997364493</text:p>
          </table:table-cell>
          <table:table-cell/>
          <table:table-cell table:formula="of:=[.A3]" office:value-type="float" office:value="3000000">
            <text:p>3000000</text:p>
          </table:table-cell>
          <table:table-cell table:formula="of:=[.D3]*[.R4]+[.R5]" office:value-type="float" office:value="0.66068285750923">
            <text:p>0.6606828575</text:p>
          </table:table-cell>
          <table:table-cell/>
          <table:table-cell table:formula="of:=[.A3]" office:value-type="float" office:value="3000000">
            <text:p>3000000</text:p>
          </table:table-cell>
          <table:table-cell table:formula="of:=[.G3]*[.R7]+[.R8]" office:value-type="float" office:value="1.3766382248329">
            <text:p>1.3766382248</text:p>
          </table:table-cell>
          <table:table-cell/>
          <table:table-cell table:formula="of:=[.A3]" office:value-type="float" office:value="3000000">
            <text:p>3000000</text:p>
          </table:table-cell>
          <table:table-cell table:formula="of:=[.J3]*[.$R10]+[.$R11]" office:value-type="float" office:value="0.780287027569501">
            <text:p>0.7802870276</text:p>
          </table:table-cell>
          <table:table-cell/>
          <table:table-cell office:value-type="string">
            <text:p>X=size</text:p>
          </table:table-cell>
          <table:table-cell table:number-columns-repeated="1011"/>
        </table:table-row>
        <table:table-row table:style-name="ro2">
          <table:table-cell table:formula="of:=[Data_base.E12]" office:value-type="float" office:value="6000000">
            <text:p>6000000</text:p>
          </table:table-cell>
          <table:table-cell table:formula="of:=[.A4]*[.R1]+[.R2]" office:value-type="float" office:value="7.42949002657521">
            <text:p>7.4294900266</text:p>
          </table:table-cell>
          <table:table-cell/>
          <table:table-cell table:formula="of:=[.A4]" office:value-type="float" office:value="6000000">
            <text:p>6000000</text:p>
          </table:table-cell>
          <table:table-cell table:formula="of:=[.D4]*[.R4]+[.R5]" office:value-type="float" office:value="1.33769983273257">
            <text:p>1.3376998327</text:p>
          </table:table-cell>
          <table:table-cell/>
          <table:table-cell table:formula="of:=[.A4]" office:value-type="float" office:value="6000000">
            <text:p>6000000</text:p>
          </table:table-cell>
          <table:table-cell table:formula="of:=[.G4]*[.R7]+[.R8]" office:value-type="float" office:value="2.77645207251103">
            <text:p>2.7764520725</text:p>
          </table:table-cell>
          <table:table-cell/>
          <table:table-cell table:formula="of:=[.A4]" office:value-type="float" office:value="6000000">
            <text:p>6000000</text:p>
          </table:table-cell>
          <table:table-cell table:formula="of:=[.J4]*[.$R10]+[.$R11]" office:value-type="float" office:value="1.57918867456348">
            <text:p>1.5791886746</text:p>
          </table:table-cell>
          <table:table-cell/>
          <table:table-cell office:value-type="string">
            <text:p>a,b,c=constant</text:p>
          </table:table-cell>
          <table:table-cell/>
          <table:table-cell table:formula="of:=[.D1]" office:value-type="string" office:string-value="QuickSort">
            <text:p>QuickSort</text:p>
          </table:table-cell>
          <table:table-cell/>
          <table:table-cell office:value-type="string">
            <text:p>M=</text:p>
          </table:table-cell>
          <table:table-cell table:formula="of:=[Data_base.H59]" office:value-type="float" office:value="0.000000225672325074446">
            <text:p>2.25672325074446E-007</text:p>
          </table:table-cell>
          <table:table-cell table:number-columns-repeated="1006"/>
        </table:table-row>
        <table:table-row table:style-name="ro2">
          <table:table-cell table:formula="of:=[Data_base.E13]" office:value-type="float" office:value="9000000">
            <text:p>9000000</text:p>
          </table:table-cell>
          <table:table-cell table:formula="of:=[.A5]*[.$R1]+[.$R2]" office:value-type="float" office:value="11.159243603851">
            <text:p>11.1592436039</text:p>
          </table:table-cell>
          <table:table-cell/>
          <table:table-cell table:formula="of:=[.A5]" office:value-type="float" office:value="9000000">
            <text:p>9000000</text:p>
          </table:table-cell>
          <table:table-cell table:formula="of:=[.D5]*[.R4]+[.R5]" office:value-type="float" office:value="2.01471680795591">
            <text:p>2.014716808</text:p>
          </table:table-cell>
          <table:table-cell/>
          <table:table-cell table:formula="of:=[.A5]" office:value-type="float" office:value="9000000">
            <text:p>9000000</text:p>
          </table:table-cell>
          <table:table-cell table:formula="of:=[.G5]*[.R7]+[.R8]" office:value-type="float" office:value="4.17626592018917">
            <text:p>4.1762659202</text:p>
          </table:table-cell>
          <table:table-cell/>
          <table:table-cell table:formula="of:=[.A5]" office:value-type="float" office:value="9000000">
            <text:p>9000000</text:p>
          </table:table-cell>
          <table:table-cell table:formula="of:=[.J5]*[.$R10]+[.$R11]" office:value-type="float" office:value="2.37809032155747">
            <text:p>2.3780903216</text:p>
          </table:table-cell>
          <table:table-cell/>
          <table:table-cell office:value-type="string">
            <text:p>T=time</text:p>
          </table:table-cell>
          <table:table-cell/>
          <table:table-cell table:formula="of:=[.O2]" office:value-type="string" office:string-value="T=mX+c">
            <text:p>T=mX+c</text:p>
          </table:table-cell>
          <table:table-cell/>
          <table:table-cell office:value-type="string">
            <text:p>C=</text:p>
          </table:table-cell>
          <table:table-cell table:formula="of:=[Data_base.H60]" office:value-type="float" office:value="-0.0163341177141075">
            <text:p>-0.0163341177</text:p>
          </table:table-cell>
          <table:table-cell table:number-columns-repeated="1006"/>
        </table:table-row>
        <table:table-row table:style-name="ro2">
          <table:table-cell table:formula="of:=[Data_base.E14]" office:value-type="float" office:value="12000000">
            <text:p>12000000</text:p>
          </table:table-cell>
          <table:table-cell table:formula="of:=[.A6]*[.$R1]+[.$R2]" office:value-type="float" office:value="14.8889971811268">
            <text:p>14.8889971811</text:p>
          </table:table-cell>
          <table:table-cell/>
          <table:table-cell table:formula="of:=[.A6]" office:value-type="float" office:value="12000000">
            <text:p>12000000</text:p>
          </table:table-cell>
          <table:table-cell table:formula="of:=[.D6]*[.$R4]+[.$R5]" office:value-type="float" office:value="2.69173378317924">
            <text:p>2.6917337832</text:p>
          </table:table-cell>
          <table:table-cell/>
          <table:table-cell table:formula="of:=[.A6]" office:value-type="float" office:value="12000000">
            <text:p>12000000</text:p>
          </table:table-cell>
          <table:table-cell table:formula="of:=[.G6]*[.R7]+[.R8]" office:value-type="float" office:value="5.57607976786731">
            <text:p>5.5760797679</text:p>
          </table:table-cell>
          <table:table-cell/>
          <table:table-cell table:formula="of:=[.A6]" office:value-type="float" office:value="12000000">
            <text:p>12000000</text:p>
          </table:table-cell>
          <table:table-cell table:formula="of:=[.J6]*[.$R10]+[.$R11]" office:value-type="float" office:value="3.17699196855145">
            <text:p>3.1769919686</text:p>
          </table:table-cell>
          <table:table-cell/>
          <table:table-cell office:value-type="string">
            <text:p>m=Slope</text:p>
          </table:table-cell>
          <table:table-cell table:number-columns-repeated="1011"/>
        </table:table-row>
        <table:table-row table:style-name="ro2">
          <table:table-cell table:formula="of:=[Data_base.E15]" office:value-type="float" office:value="15000000">
            <text:p>15000000</text:p>
          </table:table-cell>
          <table:table-cell table:formula="of:=[.A7]*[.$R1]+[.$R2]" office:value-type="float" office:value="18.6187507584026">
            <text:p>18.6187507584</text:p>
          </table:table-cell>
          <table:table-cell/>
          <table:table-cell table:formula="of:=[.A7]" office:value-type="float" office:value="15000000">
            <text:p>15000000</text:p>
          </table:table-cell>
          <table:table-cell table:formula="of:=[.D7]*[.$R4]+[.$R5]" office:value-type="float" office:value="3.36875075840258">
            <text:p>3.3687507584</text:p>
          </table:table-cell>
          <table:table-cell/>
          <table:table-cell table:formula="of:=[.A7]" office:value-type="float" office:value="15000000">
            <text:p>15000000</text:p>
          </table:table-cell>
          <table:table-cell table:formula="of:=[.G7]*[.R7]+[.R8]" office:value-type="float" office:value="6.97589361554544">
            <text:p>6.9758936155</text:p>
          </table:table-cell>
          <table:table-cell/>
          <table:table-cell table:formula="of:=[.A7]" office:value-type="float" office:value="15000000">
            <text:p>15000000</text:p>
          </table:table-cell>
          <table:table-cell table:formula="of:=[.J7]*[.$R10]+[.$R11]" office:value-type="float" office:value="3.97589361554544">
            <text:p>3.9758936155</text:p>
          </table:table-cell>
          <table:table-cell/>
          <table:table-cell office:value-type="string">
            <text:p>E=equations</text:p>
          </table:table-cell>
          <table:table-cell/>
          <table:table-cell table:formula="of:=[.G1]" office:value-type="string" office:string-value="HeapSort Time">
            <text:p>HeapSort Time</text:p>
          </table:table-cell>
          <table:table-cell/>
          <table:table-cell office:value-type="string">
            <text:p>M=</text:p>
          </table:table-cell>
          <table:table-cell table:style-name="ce11" table:formula="of:=[Data_base.H5]" office:value-type="float" office:value="0.000000466604615892712">
            <text:p>0.0000005</text:p>
          </table:table-cell>
          <table:table-cell table:number-columns-repeated="1006"/>
        </table:table-row>
        <table:table-row table:style-name="ro2">
          <table:table-cell table:formula="of:=[Data_base.E16]" office:value-type="float" office:value="18000000">
            <text:p>18000000</text:p>
          </table:table-cell>
          <table:table-cell table:formula="of:=[.A8]*[.$R1]+[.$R2]" office:value-type="float" office:value="22.3485043356784">
            <text:p>22.3485043357</text:p>
          </table:table-cell>
          <table:table-cell/>
          <table:table-cell table:formula="of:=[.A8]" office:value-type="float" office:value="18000000">
            <text:p>18000000</text:p>
          </table:table-cell>
          <table:table-cell table:formula="of:=[.D8]*[.$R4]+[.$R5]" office:value-type="float" office:value="4.04576773362592">
            <text:p>4.0457677336</text:p>
          </table:table-cell>
          <table:table-cell/>
          <table:table-cell table:formula="of:=[.A8]" office:value-type="float" office:value="18000000">
            <text:p>18000000</text:p>
          </table:table-cell>
          <table:table-cell table:formula="of:=[.G8]*[.R7]+[.R8]" office:value-type="float" office:value="8.37570746322357">
            <text:p>8.3757074632</text:p>
          </table:table-cell>
          <table:table-cell/>
          <table:table-cell table:formula="of:=[.A8]" office:value-type="float" office:value="18000000">
            <text:p>18000000</text:p>
          </table:table-cell>
          <table:table-cell table:formula="of:=[.J8]*[.$R10]+[.$R11]" office:value-type="float" office:value="4.77479526253942">
            <text:p>4.7747952625</text:p>
          </table:table-cell>
          <table:table-cell table:number-columns-repeated="3"/>
          <table:table-cell table:formula="of:=[.O2]" office:value-type="string" office:string-value="T=mX+c">
            <text:p>T=mX+c</text:p>
          </table:table-cell>
          <table:table-cell/>
          <table:table-cell office:value-type="string">
            <text:p>C=</text:p>
          </table:table-cell>
          <table:table-cell table:style-name="ce11" table:formula="of:=[Data_base.H6]" office:value-type="float" office:value="-0.0231756228452364">
            <text:p>-0.0231756</text:p>
          </table:table-cell>
          <table:table-cell table:number-columns-repeated="1006"/>
        </table:table-row>
        <table:table-row table:style-name="ro2">
          <table:table-cell table:formula="of:=[Data_base.E17]" office:value-type="float" office:value="21000000">
            <text:p>21000000</text:p>
          </table:table-cell>
          <table:table-cell table:formula="of:=[.A9]*[.$R1]+[.$R2]" office:value-type="float" office:value="26.0782579129542">
            <text:p>26.078257913</text:p>
          </table:table-cell>
          <table:table-cell/>
          <table:table-cell table:formula="of:=[.A9]" office:value-type="float" office:value="21000000">
            <text:p>21000000</text:p>
          </table:table-cell>
          <table:table-cell table:formula="of:=[.D9]*[.$R4]+[.$R5]" office:value-type="float" office:value="4.72278470884926">
            <text:p>4.7227847088</text:p>
          </table:table-cell>
          <table:table-cell/>
          <table:table-cell table:formula="of:=[.A9]" office:value-type="float" office:value="21000000">
            <text:p>21000000</text:p>
          </table:table-cell>
          <table:table-cell table:formula="of:=[.G9]*[.R7]+[.R8]" office:value-type="float" office:value="9.77552131090171">
            <text:p>9.7755213109</text:p>
          </table:table-cell>
          <table:table-cell/>
          <table:table-cell table:formula="of:=[.A9]" office:value-type="float" office:value="21000000">
            <text:p>21000000</text:p>
          </table:table-cell>
          <table:table-cell table:formula="of:=[.J9]*[.$R10]+[.$R11]" office:value-type="float" office:value="5.57369690953341">
            <text:p>5.5736969095</text:p>
          </table:table-cell>
          <table:table-cell table:number-columns-repeated="1013"/>
        </table:table-row>
        <table:table-row table:style-name="ro2">
          <table:table-cell table:number-columns-repeated="14"/>
          <table:table-cell table:formula="of:=[.J1]" office:value-type="string" office:string-value="ShellShort Time">
            <text:p>ShellShort Time</text:p>
          </table:table-cell>
          <table:table-cell/>
          <table:table-cell office:value-type="string">
            <text:p>M=</text:p>
          </table:table-cell>
          <table:table-cell table:formula="of:=[Data_base.H23]" office:value-type="float" office:value="0.000000266300548997995">
            <text:p>2.66300548997995E-007</text:p>
          </table:table-cell>
          <table:table-cell table:number-columns-repeated="1006"/>
        </table:table-row>
        <table:table-row table:style-name="ro1">
          <table:table-cell table:number-columns-repeated="14"/>
          <table:table-cell office:value-type="string">
            <text:p>T=mX+c</text:p>
          </table:table-cell>
          <table:table-cell/>
          <table:table-cell office:value-type="string">
            <text:p>C=</text:p>
          </table:table-cell>
          <table:table-cell table:formula="of:=[Data_base.H24]" office:value-type="float" office:value="-0.0186146194244838">
            <text:p>-0.0186146194</text:p>
          </table:table-cell>
          <table:table-cell table:number-columns-repeated="1006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s" table:style-name="ta1">
        <table:table-column table:style-name="co14" table:number-columns-repeated="1024" table:default-cell-style-name="ce5"/>
        <table:table-row table:style-name="ro2">
          <table:table-cell>
            <draw:frame table:end-cell-address="Graphs.E19" table:end-x="0.3602in" table:end-y="0.0374in" draw:z-index="0" draw:name="Chart 1" draw:style-name="gr1" svg:width="3.3488in" svg:height="3.5366in" svg:x="0in" svg:y="0in">
              <draw:object draw:notify-on-update-of-ranges="Tables.A3:Tables.A9 Tables.B2:Tables.B2 Tables.B3:Tables.B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Graphs.J18" table:end-x="0.3866in" table:end-y="0.1953in" draw:z-index="1" draw:name="Chart 2" draw:style-name="gr1" svg:width="3.3335in" svg:height="3.4689in" svg:x="0.0417in" svg:y="0.0311in">
              <draw:object draw:notify-on-update-of-ranges="Tables.D3:Tables.D9 Tables.E2:Tables.E2 Tables.E3:Tables.E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Graphs.P18" table:end-x="0.4906in" table:end-y="0.1642in" draw:z-index="2" draw:name="Chart 3" draw:style-name="gr1" svg:width="4.1563in" svg:height="3.4689in" svg:x="0.0705in" svg:y="0in">
              <draw:object draw:notify-on-update-of-ranges="Tables.G3:Tables.G9 Tables.H2:Tables.H2 Tables.H3:Tables.H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Graphs.V18" table:end-x="0.4618in" table:end-y="0.1642in" draw:z-index="3" draw:name="Chart 4" draw:style-name="gr1" svg:width="4.1665in" svg:height="3.4272in" svg:x="0.0311in" svg:y="0.0417in">
              <draw:object draw:notify-on-update-of-ranges="Tables.J3:Tables.J9 Tables.K2:Tables.K2 Tables.K3:Tables.K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Table1" table:target-range-address="Tables.A2:Tables.B9" table:display-filter-buttons="true"/>
        <table:database-range table:name="Table13" table:target-range-address="Tables.D2:Tables.E9" table:display-filter-buttons="true"/>
        <table:database-range table:name="Table135" table:target-range-address="Tables.J2:Tables.K9" table:display-filter-buttons="true"/>
        <table:database-range table:name="Table14" table:target-range-address="Tables.G2:Tables.H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number-style style:name="N116">
      <number:number number:decimal-places="10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5/14/2019</text:date>, <text:time>21:4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creation-date>2019-04-28T19:00:10.84</meta:creation-date>
    <meta:editing-cycles>10</meta:editing-cycles>
    <meta:editing-duration>PT45M23S</meta:editing-duration>
    <dc:date>2019-05-14T21:48:17.77</dc:date>
    <dc:creator>David Guijosa</dc:creator>
    <meta:document-statistic meta:table-count="3" meta:cell-count="393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507cm" svg:height="8.984cm" xlink:href=".." xlink:type="simple" chart:class="chart:line" chart:style-name="ch1">
        <chart:title svg:x="3.252cm" svg:y="-0.018cm" chart:style-name="ch2">
          <text:p>Merge
Time</text:p>
        </chart:title>
        <chart:plot-area chart:style-name="ch3" table:cell-range-address="Tables.A2:Tables.B9" chart:data-source-has-labels="both" svg:x="0.577cm" svg:y="1.185cm" svg:width="7.762cm" svg:height="8.063cm">
          <chartooo:coordinate-region svg:x="1.133cm" svg:y="1.371cm" svg:width="6.569cm" svg:height="6.886cm"/>
          <chart:axis chart:dimension="x" chart:name="primary-x" chart:style-name="ch4" chartooo:axis-type="text">
            <chart:categories table:cell-range-address="Tables.A3:Tables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s.B3:Tables.B9" chart:label-cell-address="Tables.B2:Tables.B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Tables.B2:Tables.B2</svg:desc>
                </draw:g>
              </table:table-cell>
            </table:table-row>
          </table:table-header-rows>
          <table:table-rows>
            <table:table-row>
              <table:table-cell office:value-type="float" office:value="3000000">
                <text:p>3000000</text:p>
                <draw:g>
                  <svg:desc>Tables.A3:Tables.A9</svg:desc>
                </draw:g>
              </table:table-cell>
              <table:table-cell office:value-type="float" office:value="3.69973644929942">
                <text:p>3.69973644929942</text:p>
                <draw:g>
                  <svg:desc>Tables.B3:Tables.B9</svg:desc>
                </draw:g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7.42949002657521">
                <text:p>7.42949002657521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11.159243603851">
                <text:p>11.159243603851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14.8889971811268">
                <text:p>14.8889971811268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18.6187507584026">
                <text:p>18.6187507584026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22.3485043356784">
                <text:p>22.3485043356784</text:p>
              </table:table-cell>
            </table:table-row>
            <table:table-row>
              <table:table-cell office:value-type="float" office:value="21000000">
                <text:p>21000000</text:p>
              </table:table-cell>
              <table:table-cell office:value-type="float" office:value="26.0782579129542">
                <text:p>26.07825791295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468cm" svg:height="8.812cm" xlink:href=".." xlink:type="simple" chart:class="chart:line" chart:style-name="ch1">
        <chart:title svg:x="3.563cm" svg:y="0.311cm" chart:style-name="ch2">
          <text:p>Quick
Time</text:p>
        </chart:title>
        <chart:plot-area chart:style-name="ch3" table:cell-range-address="Tables.D2:Tables.E9" chart:data-source-has-labels="both" svg:x="0.894cm" svg:y="1.523cm" svg:width="7.97cm" svg:height="7.558cm">
          <chartooo:coordinate-region svg:x="1.45cm" svg:y="1.709cm" svg:width="6.777cm" svg:height="6.381cm"/>
          <chart:axis chart:dimension="x" chart:name="primary-x" chart:style-name="ch4" chartooo:axis-type="text">
            <chart:categories table:cell-range-address="Tables.D3:Tables.D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s.E3:Tables.E9" chart:label-cell-address="Tables.E2:Tables.E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Tables.E2:Tables.E2</svg:desc>
                </draw:g>
              </table:table-cell>
            </table:table-row>
          </table:table-header-rows>
          <table:table-rows>
            <table:table-row>
              <table:table-cell office:value-type="float" office:value="3000000">
                <text:p>3000000</text:p>
                <draw:g>
                  <svg:desc>Tables.D3:Tables.D9</svg:desc>
                </draw:g>
              </table:table-cell>
              <table:table-cell office:value-type="float" office:value="0.66068285750923">
                <text:p>0.66068285750923</text:p>
                <draw:g>
                  <svg:desc>Tables.E3:Tables.E9</svg:desc>
                </draw:g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1.33769983273257">
                <text:p>1.33769983273257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2.01471680795591">
                <text:p>2.01471680795591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2.69173378317924">
                <text:p>2.69173378317924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3.36875075840258">
                <text:p>3.36875075840258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4.04576773362592">
                <text:p>4.04576773362592</text:p>
              </table:table-cell>
            </table:table-row>
            <table:table-row>
              <table:table-cell office:value-type="float" office:value="21000000">
                <text:p>21000000</text:p>
              </table:table-cell>
              <table:table-cell office:value-type="float" office:value="4.72278470884926">
                <text:p>4.722784708849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558cm" svg:height="8.812cm" xlink:href=".." xlink:type="simple" chart:class="chart:line" chart:style-name="ch1">
        <chart:title svg:x="4.647cm" svg:y="0.311cm" chart:style-name="ch2">
          <text:p>Heap
 Time</text:p>
        </chart:title>
        <chart:plot-area chart:style-name="ch3" table:cell-range-address="Tables.G2:Tables.H9" chart:data-source-has-labels="both" svg:x="0.661cm" svg:y="2.354cm" svg:width="9.475cm" svg:height="5.862cm">
          <chartooo:coordinate-region svg:x="1.217cm" svg:y="2.54cm" svg:width="8.282cm" svg:height="5.056cm"/>
          <chart:axis chart:dimension="x" chart:name="primary-x" chart:style-name="ch4" chartooo:axis-type="text">
            <chart:categories table:cell-range-address="Tables.G3:Tables.G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s.H3:Tables.H9" chart:label-cell-address="Tables.H2:Tables.H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Tables.H2:Tables.H2</svg:desc>
                </draw:g>
              </table:table-cell>
            </table:table-row>
          </table:table-header-rows>
          <table:table-rows>
            <table:table-row>
              <table:table-cell office:value-type="float" office:value="3000000">
                <text:p>3000000</text:p>
                <draw:g>
                  <svg:desc>Tables.G3:Tables.G9</svg:desc>
                </draw:g>
              </table:table-cell>
              <table:table-cell office:value-type="float" office:value="1.3766382248329">
                <text:p>1.3766382248329</text:p>
                <draw:g>
                  <svg:desc>Tables.H3:Tables.H9</svg:desc>
                </draw:g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2.77645207251103">
                <text:p>2.77645207251103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4.17626592018917">
                <text:p>4.17626592018917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5.57607976786731">
                <text:p>5.57607976786731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6.97589361554544">
                <text:p>6.97589361554544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8.37570746322357">
                <text:p>8.37570746322357</text:p>
              </table:table-cell>
            </table:table-row>
            <table:table-row>
              <table:table-cell office:value-type="float" office:value="21000000">
                <text:p>21000000</text:p>
              </table:table-cell>
              <table:table-cell office:value-type="float" office:value="9.77552131090171">
                <text:p>9.775521310901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584cm" svg:height="8.706cm" xlink:href=".." xlink:type="simple" chart:class="chart:line" chart:style-name="ch1">
        <chart:title svg:x="4.713cm" svg:y="0.309cm" chart:style-name="ch2">
          <text:p>Shell
Time</text:p>
        </chart:title>
        <chart:plot-area chart:style-name="ch3" table:cell-range-address="Tables.J2:Tables.K9" chart:data-source-has-labels="both" svg:x="0.661cm" svg:y="2.346cm" svg:width="9.501cm" svg:height="5.766cm">
          <chartooo:coordinate-region svg:x="1.217cm" svg:y="2.532cm" svg:width="8.308cm" svg:height="4.96cm"/>
          <chart:axis chart:dimension="x" chart:name="primary-x" chart:style-name="ch4" chartooo:axis-type="text">
            <chart:categories table:cell-range-address="Tables.J3:Tables.J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s.K3:Tables.K9" chart:label-cell-address="Tables.K2:Tables.K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Tables.K2:Tables.K2</svg:desc>
                </draw:g>
              </table:table-cell>
            </table:table-row>
          </table:table-header-rows>
          <table:table-rows>
            <table:table-row>
              <table:table-cell office:value-type="float" office:value="3000000">
                <text:p>3000000</text:p>
                <draw:g>
                  <svg:desc>Tables.J3:Tables.J9</svg:desc>
                </draw:g>
              </table:table-cell>
              <table:table-cell office:value-type="float" office:value="0.780287027569501">
                <text:p>0.780287027569501</text:p>
                <draw:g>
                  <svg:desc>Tables.K3:Tables.K9</svg:desc>
                </draw:g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1.57918867456348">
                <text:p>1.57918867456348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2.37809032155747">
                <text:p>2.37809032155747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17699196855145">
                <text:p>3.17699196855145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3.97589361554544">
                <text:p>3.97589361554544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4.77479526253942">
                <text:p>4.77479526253942</text:p>
              </table:table-cell>
            </table:table-row>
            <table:table-row>
              <table:table-cell office:value-type="float" office:value="21000000">
                <text:p>21000000</text:p>
              </table:table-cell>
              <table:table-cell office:value-type="float" office:value="5.57369690953341">
                <text:p>5.573696909533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